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41b6b" officeooo:paragraph-rsid="00141b6b"/>
    </style:style>
    <style:style style:name="P2" style:family="paragraph" style:parent-style-name="Text_20_body">
      <style:text-properties officeooo:paragraph-rsid="0016ae5e"/>
    </style:style>
    <style:style style:name="P3" style:family="paragraph" style:parent-style-name="Text_20_body">
      <style:text-properties officeooo:rsid="0016ae5e" officeooo:paragraph-rsid="0016ae5e"/>
    </style:style>
    <style:style style:name="P4" style:family="paragraph" style:parent-style-name="Standard">
      <style:text-properties officeooo:rsid="0013c6ea" officeooo:paragraph-rsid="0013c6ea"/>
    </style:style>
    <style:style style:name="P5" style:family="paragraph" style:parent-style-name="Standard">
      <style:text-properties officeooo:rsid="00141b6b" officeooo:paragraph-rsid="00141b6b"/>
    </style:style>
    <style:style style:name="P6" style:family="paragraph" style:parent-style-name="Standard">
      <style:text-properties officeooo:rsid="0016ae5e" officeooo:paragraph-rsid="0016ae5e"/>
    </style:style>
    <style:style style:name="P7" style:family="paragraph" style:parent-style-name="Standard">
      <style:text-properties officeooo:rsid="0019857b" officeooo:paragraph-rsid="0019857b"/>
    </style:style>
    <style:style style:name="P8" style:family="paragraph" style:parent-style-name="Standard">
      <style:text-properties officeooo:rsid="001a3aba" officeooo:paragraph-rsid="001c39e0"/>
    </style:style>
    <style:style style:name="P9" style:family="paragraph" style:parent-style-name="Standard">
      <style:text-properties officeooo:paragraph-rsid="001e23bf"/>
    </style:style>
    <style:style style:name="P10" style:family="paragraph" style:parent-style-name="Standard">
      <style:text-properties officeooo:rsid="001c39e0" officeooo:paragraph-rsid="001e23bf"/>
    </style:style>
    <style:style style:name="P11" style:family="paragraph" style:parent-style-name="Text_20_body">
      <style:text-properties officeooo:rsid="00141b6b" officeooo:paragraph-rsid="0016ae5e"/>
    </style:style>
    <style:style style:name="P12" style:family="paragraph" style:parent-style-name="Text_20_body" style:list-style-name="L1"/>
    <style:style style:name="P13" style:family="paragraph" style:parent-style-name="Text_20_body">
      <style:text-properties officeooo:rsid="00212888" officeooo:paragraph-rsid="001e23bf"/>
    </style:style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5e740"/>
    </style:style>
    <style:style style:name="T2" style:family="text">
      <style:text-properties officeooo:rsid="001a3ab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mplementation of recall,accuracy and fscore.</text:p>
      <text:p text:style-name="P4">Features set :</text:p>
      <text:p text:style-name="P4">browser, time of day, make, model,(26 features)</text:p>
      <text:p text:style-name="P5">We are using LIBSVM<text:span text:style-name="T1">(LibSVM is file format with .dat extension)</text:span></text:p>
      <text:p text:style-name="P1"/>
      <text:p text:style-name="P11">The F-score is a ratio of two variables: F = F1/F2, where F1 is the variability between groups and F2 is the variability within each group. In other words, a high F value (leading to a significant p-value depending on your alpha) means that at least one of your groups is significantly different from the rest, but it doesn't tell you which group. </text:p>
      <text:p text:style-name="P2">Typically you select features that return high F-values and use those for further analysis. </text:p>
      <text:p text:style-name="P5">Let us first look at the intuition behind the F-score for feature selection. For simplicity, let us consider a binary classification problem (each sample in the dataset has one of two classes). Assume we have a large dataset on the format:</text:p>
      <text:p text:style-name="P6"><text:a xlink:type="simple" xlink:href="http://stats.stackexchange.com/questions/20341/the-disadvantage-of-using-f-score-in-feature-selection">http://stats.stackexchange.com/questions/20341/the-disadvantage-of-using-f-score-in-feature-selection</text:a></text:p>
      <text:p text:style-name="P6">The F-score is a uni-variate feature selection method, which means that it scores each of the features (x1, x2, x3, ...) individually (higher score is better), without considering that a feature may improve in combination with another feature.</text:p>
      <text:p text:style-name="P3">It is easy to see how the case to the left is much easier to predict. Notice that the overlap is reduced when</text:p>
      <text:list xml:id="list1894362244233120160" text:style-name="L1">
        <text:list-item>
          <text:p text:style-name="P14">The means of A and B are more separated (the numerator in the F-score definition) </text:p>
        </text:list-item>
        <text:list-item>
          <text:p text:style-name="P12">The variances of A and B are small (the denominator in the F-score definition) </text:p>
        </text:list-item>
      </text:list>
      <text:p text:style-name="P6">The F-score captures these two properties, such that a high F-score reflects a small overlap.</text:p>
      <text:p text:style-name="P6"/>
      <text:p text:style-name="P6"/>
      <text:p text:style-name="P7">What are different assumptions for different models. E.g linear regression assumes linear relatonsship between vaiables.</text:p>
      <text:p text:style-name="P7"/>
      <text:p text:style-name="P8">When we calssify, what is what class.</text:p>
      <text:p text:style-name="P10">Create a story about unbalanced class in citrus.Tell about use of Fmeasure insted of accuracy.</text:p>
      <text:p text:style-name="P9"><text:span text:style-name="T2"><text:s/></text:span>In an imbalanced data set, accuracy should not be used as a measure of performance because 96% (as given) might only be predicting majority class correctly, but our class of interest is minority class (4%) which is the people who actually got diagnosed with cancer</text:p>
      <text:p text:style-name="P9"/>
      <text:p text:style-name="P9"/>
      <text:p text:style-name="P13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46:21.206092933</meta:creation-date>
    <dc:date>2016-10-24T18:44:48.471329902</dc:date>
    <meta:editing-duration>P13DT23H50M4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333" meta:character-count="2072" meta:non-whitespace-character-count="1753"/>
  </office:meta>
</office:document-meta>
</file>